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Text_20_body">
      <style:text-properties officeooo:paragraph-rsid="0010dcc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officeooo:paragraph-rsid="0010dcc5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9">
      <style:paragraph-properties fo:margin-top="0cm" fo:margin-bottom="0cm" style:contextual-spacing="false"/>
      <style:text-properties officeooo:paragraph-rsid="0011c8d9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>
      <style:text-properties fo:font-size="12pt" officeooo:paragraph-rsid="0010dcc5" style:font-size-asian="12pt" style:font-size-complex="12pt"/>
    </style:style>
    <style:style style:name="P29" style:family="paragraph" style:parent-style-name="Text_20_body" style:list-style-name="L14">
      <style:paragraph-properties fo:margin-top="0cm" fo:margin-bottom="0cm" style:contextual-spacing="false"/>
      <style:text-properties fo:font-size="12pt" style:font-size-asian="12pt" style:font-size-complex="12pt"/>
    </style:style>
    <style:style style:name="P30" style:family="paragraph" style:parent-style-name="Text_20_body" style:list-style-name="L14"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qui estão as coisas que você precisa saber se deseja ter sucesso nesta tarefa:</text:p>
      <text:h text:style-name="Heading_20_3" text:outline-level="3">Regras dos Filósofos</text:h>
      <text:list xml:id="list2275558667" text:style-name="L5">
        <text:list-item>
          <text:p text:style-name="P14"><text:span text:style-name="Strong_20_Emphasis">Contexto:</text:span></text:p>
          <text:list>
            <text:list-item>
              <text:p text:style-name="P14">Um ou mais filósofos sentam-se em uma mesa redonda. Há uma grande tigela de espaguete no centro da mesa.</text:p>
            </text:list-item>
            <text:list-item>
              <text:p text:style-name="P14">Os filósofos alternadamente comem, pensam ou dormem.</text:p>
              <text:list>
                <text:list-item>
                  <text:p text:style-name="P14">Enquanto estão comendo, não estão pensando nem dormindo.</text:p>
                </text:list-item>
                <text:list-item>
                  <text:p text:style-name="P14">Enquanto pensam, não estão comendo nem dormindo.</text:p>
                </text:list-item>
                <text:list-item>
                  <text:p text:style-name="P14">Enquanto dormem, não estão comendo nem pensando.</text:p>
                </text:list-item>
              </text:list>
            </text:list-item>
            <text:list-item>
              <text:p text:style-name="P14">Há tantos garfos quanto filósofos na mesa.</text:p>
            </text:list-item>
            <text:list-item>
              <text:p text:style-name="P14">Para comer, um filósofo pega os garfos à direita e à esquerda, um em cada mão.</text:p>
            </text:list-item>
            <text:list-item>
              <text:p text:style-name="P14">Quando um filósofo termina de comer, ele coloca os garfos de volta na mesa e começa a dormir. Ao acordar, ele começa a pensar novamente.</text:p>
            </text:list-item>
            <text:list-item>
              <text:p text:style-name="P14">A simulação para quando um filósofo morre de fome.</text:p>
            </text:list-item>
            <text:list-item>
              <text:p text:style-name="P14">Todo filósofo precisa comer e nunca deve passar fome.</text:p>
            </text:list-item>
            <text:list-item>
              <text:p text:style-name="P14">Os filósofos não conversam entre si.</text:p>
            </text:list-item>
            <text:list-item>
              <text:p text:style-name="P14">Os filósofos não sabem se outro filósofo está prestes a morrer.</text:p>
            </text:list-item>
            <text:list-item>
              <text:p text:style-name="P13">Os filósofos devem evitar morrer!</text:p>
            </text:list-item>
          </text:list>
        </text:list-item>
      </text:list>
      <text:h text:style-name="Heading_20_3" text:outline-level="3">Regras Globais</text:h>
      <text:p text:style-name="Text_20_body">Você deve escrever um programa para a parte obrigatória e outro para a parte bônus (se decidir fazer a parte bônus). Ambos devem seguir as seguintes regras:</text:p>
      <text:list xml:id="list1289951781" text:style-name="L6">
        <text:list-item>
          <text:p text:style-name="P16">Variáveis globais são proibidas!</text:p>
        </text:list-item>
        <text:list-item>
          <text:p text:style-name="P15">Seu(s) programa(s) deve(m) aceitar os seguintes argumentos:</text:p>
        </text:list-item>
      </text:list>
      <text:p text:style-name="P3"><text:tab/><text:tab/>number_of_philosophers;<text:line-break/><text:tab/><text:tab/>time_to_die;<text:line-break/><text:tab/><text:tab/>time_to_eat;<text:line-break/><text:tab/><text:tab/>time_to_sleep;<text:line-break/><text:tab/><text:tab/>[number_of_times_each_philosopher_must_eat];</text:p>
      <text:p text:style-name="P3"/>
      <text:list xml:id="list3802226568" text:style-name="L7">
        <text:list-item>
          <text:list>
            <text:list-item>
              <text:p text:style-name="P19"><text:span text:style-name="Strong_20_Emphasis">number_of_philosophers: </text:span><text:span text:style-name="Strong_20_Emphasis"><text:span text:style-name="T1">O número de filósofos e também o número de garfos.</text:span></text:span></text:p>
            </text:list-item>
            <text:list-item>
              <text:p text:style-name="P19"><text:span text:style-name="Strong_20_Emphasis">time_to_die</text:span> (em milissegundos): Se um filósofo não começar a comer após time_to_die milissegundos desde o início de sua última refeição ou do início da simulação, ele morre.</text:p>
            </text:list-item>
            <text:list-item>
              <text:p text:style-name="P18"><text:span text:style-name="Strong_20_Emphasis">time_to_eat</text:span> (em milissegundos): O tempo que um filósofo leva para comer. Durante esse tempo, ele precisará segurar dois garfos.</text:p>
            </text:list-item>
            <text:list-item>
              <text:p text:style-name="P18"><text:span text:style-name="Strong_20_Emphasis">time_to_sleep</text:span> (em milissegundos): O tempo que um filósofo passará dormindo.</text:p>
            </text:list-item>
            <text:list-item>
              <text:p text:style-name="P18"><text:span text:style-name="Strong_20_Emphasis">number_of_times_each_philosopher_must_eat</text:span> (argumento opcional): Se todos os filósofos tiverem comido pelo menos number_of_times_each_philosopher_must_eat vezes, a simulação para. Se não for especificado, a simulação para quando um filósofo morrer.</text:p>
            </text:list-item>
          </text:list>
        </text:list-item>
      </text:list>
      <text:p text:style-name="P6"/>
      <text:p text:style-name="P6"><text:soft-page-break/></text:p>
      <text:list xml:id="list151352022201505" text:continue-numbering="true" text:style-name="L7">
        <text:list-item>
          <text:p text:style-name="P18">Cada filósofo tem um número que varia de 1 a number_of_philosophers.</text:p>
        </text:list-item>
        <text:list-item>
          <text:p text:style-name="P17">O filósofo número 1 senta-se ao lado do filósofo número number_of_philosophers. Qualquer outro filósofo número N senta-se entre o filósofo número N - 1 e o filósofo número N + 1.</text:p>
        </text:list-item>
      </text:list>
      <text:h text:style-name="Heading_20_3" text:outline-level="3">Logs do Programa</text:h>
      <text:list xml:id="list3224541078" text:style-name="L8">
        <text:list-item>
          <text:p text:style-name="P20">Qualquer mudança de estado de um filósofo deve ser formatada da seguinte maneira:</text:p>
        </text:list-item>
      </text:list>
      <text:p text:style-name="P3"><text:tab/><text:tab/>timestamp_in_ms X pegou um garfo<text:line-break/><text:tab/><text:tab/>timestamp_in_ms X está comendo<text:line-break/><text:tab/><text:tab/>timestamp_in_ms X está dormindo<text:line-break/><text:tab/><text:tab/>timestamp_in_ms X está pensando<text:line-break/><text:tab/><text:tab/>timestamp_in_ms X morreu</text:p>
      <text:list xml:id="list1611306911" text:style-name="L9">
        <text:list-item>
          <text:p text:style-name="P23">Substitua <text:span text:style-name="Source_20_Text">timestamp_in_ms</text:span> pelo timestamp atual em milissegundos e <text:span text:style-name="Source_20_Text">X</text:span> pelo número do filósofo.</text:p>
        </text:list-item>
        <text:list-item>
          <text:p text:style-name="P22">Uma mensagem de estado exibida não deve se misturar com outra mensagem.</text:p>
        </text:list-item>
        <text:list-item>
          <text:p text:style-name="P22">Uma mensagem anunciando a morte de um filósofo deve ser exibida em no máximo 10 ms após a morte real do filósofo.</text:p>
        </text:list-item>
        <text:list-item>
          <text:p text:style-name="P22">Novamente, os filósofos devem evitar morrer!</text:p>
        </text:list-item>
        <text:list-item>
          <text:p text:style-name="P21">Seu programa não deve ter corridas de dados.</text:p>
        </text:list-item>
      </text:list>
      <text:h text:style-name="P1" text:outline-level="3">Parte Obrigatória</text:h>
      <text:list xml:id="list1044625620" text:style-name="L10">
        <text:list-item>
          <text:p text:style-name="P25"><text:span text:style-name="Strong_20_Emphasis"><text:span text:style-name="T2">Nome do programa:</text:span></text:span><text:span text:style-name="T2"> </text:span><text:span text:style-name="Source_20_Text"><text:span text:style-name="T2">philo</text:span></text:span></text:p>
        </text:list-item>
        <text:list-item>
          <text:p text:style-name="P25"><text:span text:style-name="Strong_20_Emphasis"><text:span text:style-name="T2">Arquivos a serem entregues:</text:span></text:span><text:span text:style-name="T2"> </text:span><text:span text:style-name="Source_20_Text"><text:span text:style-name="T2">Makefile</text:span></text:span><text:span text:style-name="T2">, </text:span><text:span text:style-name="Source_20_Text"><text:span text:style-name="T2">*.h</text:span></text:span><text:span text:style-name="T2">, </text:span><text:span text:style-name="Source_20_Text"><text:span text:style-name="T2">*.c</text:span></text:span><text:span text:style-name="T2">, no diretório </text:span><text:span text:style-name="Source_20_Text"><text:span text:style-name="T2">philo/</text:span></text:span></text:p>
        </text:list-item>
        <text:list-item>
          <text:p text:style-name="P25"><text:span text:style-name="Strong_20_Emphasis"><text:span text:style-name="T2">Regras do Makefile:</text:span></text:span><text:span text:style-name="T2"> </text:span><text:span text:style-name="Source_20_Text"><text:span text:style-name="T2">NAME</text:span></text:span><text:span text:style-name="T2">, </text:span><text:span text:style-name="Source_20_Text"><text:span text:style-name="T2">all</text:span></text:span><text:span text:style-name="T2">, </text:span><text:span text:style-name="Source_20_Text"><text:span text:style-name="T2">clean</text:span></text:span><text:span text:style-name="T2">, </text:span><text:span text:style-name="Source_20_Text"><text:span text:style-name="T2">fclean</text:span></text:span><text:span text:style-name="T2">, </text:span><text:span text:style-name="Source_20_Text"><text:span text:style-name="T2">re</text:span></text:span></text:p>
        </text:list-item>
        <text:list-item>
          <text:p text:style-name="P24"><text:span text:style-name="Strong_20_Emphasis"><text:span text:style-name="T2">Argumentos:</text:span></text:span></text:p>
        </text:list-item>
      </text:list>
      <text:p text:style-name="P28"><text:tab/><text:tab/>number_of_philosophers<text:line-break/><text:tab/><text:tab/>time_to_die<text:line-break/><text:tab/><text:tab/>time_to_eat<text:line-break/><text:tab/><text:tab/>time_to_sleep<text:line-break/><text:tab/><text:tab/>[number_of_times_each_philosopher_must_eat]</text:p>
      <text:p text:style-name="P3"><text:span text:style-name="Strong_20_Emphasis"><text:span text:style-name="T2">Funções Externas:</text:span></text:span></text:p>
      <text:list xml:id="list3177397148" text:style-name="L13">
        <text:list-item>
          <text:list>
            <text:list-item>
              <text:p text:style-name="P27"><text:span text:style-name="Source_20_Text"><text:span text:style-name="T3">memset, printf, malloc, free, write, usleep, gettimeofday, pthread_create, pthread_detach, pthread_join, pthread_mutex_init, pthread_mutex_destroy, pthread_mutex_lock, pthread_mutex_unlock</text:span></text:span></text:p>
            </text:list-item>
          </text:list>
        </text:list-item>
        <text:list-item>
          <text:p text:style-name="P27"><text:span text:style-name="Strong_20_Emphasis"><text:span text:style-name="T2">Libft autorizada:</text:span></text:span><text:span text:style-name="T2"> Não</text:span></text:p>
        </text:list-item>
        <text:list-item>
          <text:p text:style-name="P26"><text:span text:style-name="Strong_20_Emphasis"><text:span text:style-name="T2">Descrição:</text:span></text:span><text:span text:style-name="T2"> Filósofos com threads e mutexes</text:span></text:p>
        </text:list-item>
      </text:list>
      <text:h text:style-name="P1" text:outline-level="3"><text:soft-page-break/></text:h>
      <text:h text:style-name="P1" text:outline-level="3"/>
      <text:h text:style-name="P1" text:outline-level="3">Regras Específicas para a Parte Obrigatória</text:h>
      <text:list xml:id="list527850186" text:style-name="L14">
        <text:list-item>
          <text:p text:style-name="P29">Cada filósofo deve ser uma thread.</text:p>
        </text:list-item>
        <text:list-item>
          <text:p text:style-name="P29">Há um garfo entre cada par de filósofos. Portanto, se houver vários filósofos, cada filósofo tem um garfo ao seu lado esquerdo e um ao seu lado direito. Se houver apenas um filósofo, deve haver apenas um garfo na mesa.</text:p>
        </text:list-item>
        <text:list-item>
          <text:p text:style-name="P30">Para evitar que os filósofos dupliquem garfos, você deve proteger o estado dos garfos com um mutex para cada um deles.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41:26.017499664</meta:creation-date>
    <dc:date>2024-06-20T15:13:50.660290737</dc:date>
    <meta:editing-duration>PT11M54S</meta:editing-duration>
    <meta:editing-cycles>1</meta:editing-cycles>
    <meta:document-statistic meta:table-count="0" meta:image-count="0" meta:object-count="0" meta:page-count="3" meta:paragraph-count="50" meta:word-count="599" meta:character-count="3852" meta:non-whitespace-character-count="3312"/>
    <meta:generator>LibreOffice/7.3.7.2$Linux_X86_64 LibreOffice_project/30$Build-2</meta:generator>
  </office:meta>
</office:document-meta>
</file>